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rsid="001e0970" officeooo:paragraph-rsid="001e0970"/>
    </style:style>
    <style:style style:name="P2" style:family="paragraph" style:parent-style-name="Standard">
      <style:text-properties officeooo:rsid="001e0970" officeooo:paragraph-rsid="00201796"/>
    </style:style>
    <style:style style:name="P3" style:family="paragraph" style:parent-style-name="Standard">
      <style:text-properties officeooo:paragraph-rsid="001e0970"/>
    </style:style>
    <style:style style:name="P4" style:family="paragraph" style:parent-style-name="Standard">
      <style:text-properties officeooo:rsid="00201796" officeooo:paragraph-rsid="00201796"/>
    </style:style>
    <style:style style:name="P5" style:family="paragraph" style:parent-style-name="Standard">
      <style:text-properties officeooo:rsid="0022961c" officeooo:paragraph-rsid="0022961c"/>
    </style:style>
    <style:style style:name="P6" style:family="paragraph" style:parent-style-name="Standard">
      <style:text-properties officeooo:rsid="0026fd6f" officeooo:paragraph-rsid="0026fd6f"/>
    </style:style>
    <style:style style:name="T1" style:family="text">
      <style:text-properties officeooo:rsid="001e0970"/>
    </style:style>
    <style:style style:name="T2" style:family="text">
      <style:text-properties officeooo:rsid="00201796"/>
    </style:style>
    <style:style style:name="T3" style:family="text">
      <style:text-properties officeooo:rsid="00217a0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n reseau informatique p<text:span text:style-name="T3">e</text:span>rmet a plusieur appareil de communiquer entre eux.</text:p>
      <text:p text:style-name="P1"/>
      <text:p text:style-name="P1">TCP : transmission control protocol</text:p>
      <text:p text:style-name="P1">IP : internet protocol</text:p>
      <text:p text:style-name="P1"/>
      <text:p text:style-name="P1">le model TCP/IP a 4 couche:</text:p>
      <text:p text:style-name="P1"><text:tab/>- acces reseau (gere le connexion physique, ethernet, wifi)</text:p>
      <text:p text:style-name="P1"><text:tab/>- internet (defini le rooutage des paquets via les adresse IP)</text:p>
      <text:p text:style-name="P1"><text:tab/>- transport (gere le fiabilite de la communication, TCP ou UDP)</text:p>
      <text:p text:style-name="P1"><text:tab/>- application (fournit des services comme HTTP, FTP)</text:p>
      <text:p text:style-name="P1"/>
      <text:p text:style-name="P2">l'adresse est compose de 32 bits, diviser en 4 <text:span text:style-name="T2">bloc (1 octet) de 8 bits</text:span>, separer par des points</text:p>
      <text:p text:style-name="P4">chaque bloc va de 0 a 255 (de 00000000 a 11111111) </text:p>
      <text:p text:style-name="P1">IPv4 : 192.168.1.10 (exemple)</text:p>
      <text:p text:style-name="P3"><text:span text:style-name="T1">en binaire : </text:span>11000000.10101000.00000001.00001010</text:p>
      <text:p text:style-name="P3"/>
      <text:p text:style-name="P4">pour communiquer chaque noeud doit avoir la meme partie d'adresse reseau de leur IP respective, le reste de l'IP (adresse hote) doit etre unique </text:p>
      <text:p text:style-name="P3"/>
      <text:p text:style-name="P1">l'adresse IPv4 est accompagner d'un masque de sous reseau qui determine quelle partie de l'adresse est reseau et quelle partie est hote</text:p>
      <text:p text:style-name="P1"/>
      <text:p text:style-name="P1">un routeur permet de connecter plusieurs reseau.</text:p>
      <text:p text:style-name="P1">il utilise :</text:p>
      <text:p text:style-name="P1"><text:tab/>- une table de routage (associe des adresse IP de destination avec des interface)</text:p>
      <text:p text:style-name="P1"><text:tab/>- une passerelle par defaut (route les paquets vers un autre reseau lorsque aucune route <text:tab/><text:tab/><text:tab/>specifique n'est trouver)</text:p>
      <text:p text:style-name="P1"/>
      <text:p text:style-name="P5">un switch est responsable de la distributions des paquets au sein d'un meme reseau local, il ne peut pas communiquer avec un reseau exterieur au sien</text:p>
      <text:p text:style-name="P5"/>
      <text:p text:style-name="P6">une table de routage repertorie touts les routes vers une destionation particuliere.</text:p>
      <text:p text:style-name="P6">a gauche destination, a droite, l'adresse IP du prochaine routeur </text:p>
      <text:p text:style-name="P6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5T16:49:35.447994480</meta:creation-date>
    <dc:date>2025-03-14T15:37:43.105783432</dc:date>
    <meta:editing-duration>PT3H47M11S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1" meta:paragraph-count="21" meta:word-count="239" meta:character-count="1461" meta:non-whitespace-character-count="1231"/>
  </office:meta>
</office:document-meta>
</file>